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8<text:span text:style-name="T1">th</text:span> of Felsite 230</text:p>
      <text:p text:style-name="Text_20_body">Current crises:</text:p>
      <text:list xml:id="list6905961437650334129" text:style-name="L1">
        <text:list-item>
          <text:p text:style-name="P1">twisted metal artefacts</text:p>
        </text:list-item>
        <text:list-item>
          <text:p text:style-name="P1">the Mug incident is revealed</text:p>
        </text:list-item>
        <text:list-item>
          <text:p text:style-name="P1">beast in the cavern</text:p>
        </text:list-item>
        <text:list-item>
          <text:p text:style-name="P1">haunted hospital</text:p>
        </text:list-item>
        <text:list-item>
          <text:p text:style-name="P1">military gear gets stolen</text:p>
        </text:list-item>
      </text:list>
      <text:p text:style-name="Text_20_body">Goals:</text:p>
      <text:list xml:id="list4460069920606332891" text:style-name="L2">
        <text:list-item>
          <text:p text:style-name="P2">make a sword testing trap</text:p>
        </text:list-item>
        <text:list-item>
          <text:p text:style-name="P2">move hospital</text:p>
        </text:list-item>
        <text:list-item>
          <text:p text:style-name="P2">make more steel</text:p>
        </text:list-item>
      </text:list>
      <text:p text:style-name="Text_20_body">Results:</text:p>
      <text:list xml:id="list6332648236885835334" text:style-name="L3">
        <text:list-item>
          <text:p text:style-name="P3">ban on using marble in non-steel production</text:p>
        </text:list-item>
        <text:list-item>
          <text:p text:style-name="P3">ban on digging anywhere near or below the top cavern layer</text:p>
        </text:list-item>
        <text:list-item>
          <text:p text:style-name="P3">make more clothing to flood market</text:p>
        </text:list-item>
        <text:list-item>
          <text:p text:style-name="P3">make a dedicated meeting roo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svg:width="16.51cm" fo:min-height="0.041cm" text:anchor-type="as-char" svg:x="0.54cm" svg:y="-22.86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 Smith</meta:initial-creator>
    <meta:creation-date>2011-11-29T17:34:37</meta:creation-date>
    <dc:date>2023-02-17T22:08:45.29</dc:date>
    <dc:creator>Jakub </dc:creator>
    <meta:editing-duration>PT2H17M35S</meta:editing-duration>
    <meta:editing-cycles>8</meta:editing-cycles>
    <meta:generator>OpenOffice/4.1.13$Win32 OpenOffice.org_project/4113m1$Build-9810</meta:generator>
    <meta:document-statistic meta:table-count="0" meta:image-count="0" meta:object-count="0" meta:page-count="1" meta:paragraph-count="16" meta:word-count="77" meta:character-count="388"/>
  </office:meta>
</office:document-meta>
</file>